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apple-system" svg:font-family="apple-system, BlinkMacSystemFont, 'Segoe UI Adjusted', 'Segoe UI', 'Liberation Sans', sans-serif"/>
    <style:font-face style:name="monospace" svg:font-family="monospace"/>
    <style:font-face style:name="sans-serif" svg:font-family="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officeooo:rsid="0013fe1a" officeooo:paragraph-rsid="0013fe1a" style:font-size-asian="21pt" style:font-size-complex="24pt"/>
    </style:style>
    <style:style style:name="P2" style:family="paragraph" style:parent-style-name="Standard">
      <style:text-properties fo:font-size="24pt" officeooo:rsid="0014111d" officeooo:paragraph-rsid="0014111d" style:font-size-asian="21pt" style:font-size-complex="24pt"/>
    </style:style>
    <style:style style:name="P3" style:family="paragraph" style:parent-style-name="Standard">
      <style:text-properties fo:font-size="24pt" officeooo:rsid="0015d303" officeooo:paragraph-rsid="0015d303" style:font-size-asian="21pt" style:font-size-complex="24pt"/>
    </style:style>
    <style:style style:name="P4" style:family="paragraph" style:parent-style-name="Standard">
      <style:text-properties fo:font-size="24pt" officeooo:rsid="0015f8ef" officeooo:paragraph-rsid="0015f8ef" style:font-size-asian="21pt" style:font-size-complex="24pt"/>
    </style:style>
    <style:style style:name="P5" style:family="paragraph" style:parent-style-name="Standard">
      <style:text-properties fo:font-size="24pt" officeooo:rsid="0016724b" officeooo:paragraph-rsid="0016724b" style:font-size-asian="21pt" style:font-size-complex="24pt"/>
    </style:style>
    <style:style style:name="P6" style:family="paragraph" style:parent-style-name="Standard">
      <style:text-properties fo:font-size="24pt" officeooo:rsid="00186223" officeooo:paragraph-rsid="00186223" style:font-size-asian="21pt" style:font-size-complex="24pt"/>
    </style:style>
    <style:style style:name="P7" style:family="paragraph" style:parent-style-name="Standard">
      <style:text-properties fo:font-size="24pt" officeooo:rsid="0019b139" officeooo:paragraph-rsid="0019b139" style:font-size-asian="21pt" style:font-size-complex="24pt"/>
    </style:style>
    <style:style style:name="P8" style:family="paragraph" style:parent-style-name="Standard">
      <style:text-properties fo:font-size="24pt" officeooo:rsid="001e757e" officeooo:paragraph-rsid="001e757e" style:font-size-asian="21pt" style:font-size-complex="24pt"/>
    </style:style>
    <style:style style:name="P9" style:family="paragraph" style:parent-style-name="Standard">
      <style:text-properties fo:font-size="24pt" officeooo:rsid="001fe3d3" officeooo:paragraph-rsid="001fe3d3" style:font-size-asian="21pt" style:font-size-complex="24pt"/>
    </style:style>
    <style:style style:name="P10" style:family="paragraph" style:parent-style-name="Standard">
      <style:text-properties fo:font-size="24pt" officeooo:rsid="001fe3d3" officeooo:paragraph-rsid="00213ba5" style:font-size-asian="21pt" style:font-size-complex="24pt"/>
    </style:style>
    <style:style style:name="P11" style:family="paragraph" style:parent-style-name="Standard">
      <style:text-properties officeooo:paragraph-rsid="0019fdbd"/>
    </style:style>
    <style:style style:name="P12" style:family="paragraph" style:parent-style-name="Standard">
      <style:text-properties officeooo:rsid="0019fdbd" officeooo:paragraph-rsid="001affa6"/>
    </style:style>
    <style:style style:name="P13" style:family="paragraph" style:parent-style-name="Standard">
      <style:text-properties officeooo:paragraph-rsid="00222862"/>
    </style:style>
    <style:style style:name="P14" style:family="paragraph" style:parent-style-name="Standard">
      <style:text-properties fo:font-variant="normal" fo:text-transform="none" fo:color="#202122" fo:font-size="20pt" fo:letter-spacing="normal" officeooo:rsid="001fe3d3" officeooo:paragraph-rsid="00222862" style:font-name-asian="sans-serif" style:font-size-asian="20pt" style:font-style-asian="normal" style:font-weight-asian="normal" style:font-size-complex="20pt"/>
    </style:style>
    <style:style style:name="P15" style:family="paragraph" style:parent-style-name="Standard">
      <style:text-properties fo:font-variant="normal" fo:text-transform="none" fo:color="#202122" fo:font-size="20pt" fo:letter-spacing="normal" officeooo:rsid="001fe3d3" officeooo:paragraph-rsid="001fe3d3" style:font-name-asian="sans-serif" style:font-size-asian="20pt" style:font-style-asian="normal" style:font-weight-asian="normal" style:font-size-complex="20pt"/>
    </style:style>
    <style:style style:name="P16" style:family="paragraph" style:parent-style-name="Standard">
      <style:text-properties fo:font-variant="normal" fo:text-transform="none" fo:color="#202122" fo:font-size="20pt" fo:letter-spacing="normal" officeooo:rsid="00239a72" officeooo:paragraph-rsid="00239a72" style:font-name-asian="sans-serif" style:font-size-asian="20pt" style:font-style-asian="normal" style:font-weight-asian="normal" style:font-size-complex="20pt"/>
    </style:style>
    <style:style style:name="P17" style:family="paragraph" style:parent-style-name="Standard">
      <style:text-properties fo:font-variant="normal" fo:text-transform="none" fo:color="#202122" fo:font-size="20pt" fo:letter-spacing="normal" officeooo:rsid="0025cabd" officeooo:paragraph-rsid="0025cabd" style:font-name-asian="sans-serif" style:font-size-asian="20pt" style:font-style-asian="normal" style:font-weight-asian="normal" style:font-size-complex="20pt"/>
    </style:style>
    <style:style style:name="P18" style:family="paragraph" style:parent-style-name="Standard">
      <style:text-properties fo:font-variant="normal" fo:text-transform="none" fo:color="#202122" fo:font-size="20pt" fo:letter-spacing="normal" officeooo:rsid="0019b139" officeooo:paragraph-rsid="0019b139" style:font-name-asian="sans-serif" style:font-size-asian="20pt" style:font-style-asian="normal" style:font-weight-asian="normal" style:font-size-complex="20pt"/>
    </style:style>
    <style:style style:name="P19" style:family="paragraph" style:parent-style-name="Standard">
      <style:text-properties fo:font-variant="normal" fo:text-transform="none" fo:color="#202122" fo:font-size="20pt" fo:letter-spacing="normal" officeooo:rsid="0019b139" officeooo:paragraph-rsid="0019fdbd" style:font-name-asian="sans-serif" style:font-size-asian="20pt" style:font-style-asian="normal" style:font-weight-asian="normal" style:font-size-complex="20pt"/>
    </style:style>
    <style:style style:name="P20" style:family="paragraph" style:parent-style-name="Standard">
      <style:text-properties fo:font-variant="normal" fo:text-transform="none" fo:color="#202122" fo:font-size="20pt" fo:letter-spacing="normal" officeooo:rsid="0019fdbd" officeooo:paragraph-rsid="0019fdbd" style:font-name-asian="sans-serif" style:font-size-asian="20pt" style:font-style-asian="normal" style:font-weight-asian="normal" style:font-size-complex="20pt"/>
    </style:style>
    <style:style style:name="P21" style:family="paragraph" style:parent-style-name="Standard">
      <style:text-properties fo:font-variant="normal" fo:text-transform="none" fo:color="#202122" fo:font-size="20pt" fo:letter-spacing="normal" officeooo:rsid="001affa6" officeooo:paragraph-rsid="0019fdbd" style:font-name-asian="sans-serif" style:font-size-asian="20pt" style:font-style-asian="normal" style:font-weight-asian="normal" style:font-size-complex="20pt"/>
    </style:style>
    <style:style style:name="P22" style:family="paragraph" style:parent-style-name="Standard">
      <style:text-properties fo:font-variant="normal" fo:text-transform="none" fo:color="#202122" fo:font-size="20pt" fo:letter-spacing="normal" officeooo:rsid="001e757e" officeooo:paragraph-rsid="001e757e" style:font-name-asian="sans-serif" style:font-size-asian="20pt" style:font-style-asian="normal" style:font-weight-asian="normal" style:font-size-complex="20pt"/>
    </style:style>
    <style:style style:name="P23" style:family="paragraph" style:parent-style-name="Standard">
      <style:text-properties fo:font-variant="normal" fo:text-transform="none" fo:color="#202122" fo:font-size="20pt" fo:letter-spacing="normal" officeooo:rsid="001f3f83" officeooo:paragraph-rsid="001f3f83" style:font-name-asian="sans-serif" style:font-size-asian="20pt" style:font-style-asian="normal" style:font-weight-asian="normal" style:font-size-complex="20pt"/>
    </style:style>
    <style:style style:name="P24" style:family="paragraph" style:parent-style-name="Standard">
      <style:text-properties fo:font-variant="normal" fo:text-transform="none" fo:color="#202122" fo:font-size="24pt" fo:letter-spacing="normal" officeooo:rsid="00186223" officeooo:paragraph-rsid="00186223" style:font-name-asian="sans-serif" style:font-size-asian="11.25pt" style:font-style-asian="normal" style:font-weight-asian="normal" style:font-size-complex="24pt"/>
    </style:style>
    <style:style style:name="P25" style:family="paragraph" style:parent-style-name="Standard">
      <style:text-properties fo:font-variant="normal" fo:text-transform="none" fo:color="#202122" fo:font-size="24pt" fo:letter-spacing="normal" officeooo:rsid="0019b139" officeooo:paragraph-rsid="0019b139" style:font-name-asian="sans-serif" style:font-size-asian="11.25pt" style:font-style-asian="normal" style:font-weight-asian="normal" style:font-size-complex="24pt"/>
    </style:style>
    <style:style style:name="P26" style:family="paragraph" style:parent-style-name="Standard">
      <style:text-properties fo:font-variant="normal" fo:text-transform="none" fo:color="#202122" fo:font-size="24pt" fo:letter-spacing="normal" officeooo:rsid="001e757e" officeooo:paragraph-rsid="001e757e" style:font-name-asian="sans-serif" style:font-size-asian="11.25pt" style:font-style-asian="normal" style:font-weight-asian="normal" style:font-size-complex="24pt"/>
    </style:style>
    <style:style style:name="P27"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normal" officeooo:rsid="001fe3d3" officeooo:paragraph-rsid="001fe3d3" style:text-blinking="false" fo:background-color="#f2f2f2" style:font-name-asian="sans-serif" style:font-size-asian="20pt" style:font-style-asian="normal" style:font-weight-asian="normal" style:font-size-complex="20pt"/>
    </style:style>
    <style:style style:name="P28"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normal" officeooo:rsid="001fe3d3" officeooo:paragraph-rsid="00222862" style:text-blinking="false" fo:background-color="#f2f2f2" style:font-name-asian="sans-serif" style:font-size-asian="20pt" style:font-style-asian="normal" style:font-weight-asian="normal" style:font-size-complex="20pt"/>
    </style:style>
    <style:style style:name="P29"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normal" officeooo:rsid="00239a72" officeooo:paragraph-rsid="00239a72" style:text-blinking="false" fo:background-color="#f2f2f2" style:font-name-asian="sans-serif" style:font-size-asian="20pt" style:font-style-asian="normal" style:font-weight-asian="normal" style:font-size-complex="20pt"/>
    </style:style>
    <style:style style:name="P30"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normal" officeooo:rsid="0024c042" officeooo:paragraph-rsid="00239a72" style:text-blinking="false" fo:background-color="#f2f2f2" style:font-name-asian="sans-serif" style:font-size-asian="20pt" style:font-style-asian="normal" style:font-weight-asian="normal" style:font-size-complex="20pt"/>
    </style:style>
    <style:style style:name="P31"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normal" officeooo:rsid="0024c042" officeooo:paragraph-rsid="00256423" style:text-blinking="false" fo:background-color="#f2f2f2" style:font-name-asian="sans-serif" style:font-size-asian="20pt" style:font-style-asian="normal" style:font-weight-asian="normal" style:font-size-complex="20pt"/>
    </style:style>
    <style:style style:name="P32"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normal" officeooo:rsid="0025cabd" officeooo:paragraph-rsid="0025cabd" style:text-blinking="false" fo:background-color="#f2f2f2" style:font-name-asian="sans-serif" style:font-size-asian="20pt" style:font-style-asian="normal" style:font-weight-asian="normal" style:font-size-complex="20pt"/>
    </style:style>
    <style:style style:name="P33"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normal" officeooo:rsid="0025cabd" officeooo:paragraph-rsid="00269c9d" style:text-blinking="false" fo:background-color="#f2f2f2" style:font-name-asian="sans-serif" style:font-size-asian="20pt" style:font-style-asian="normal" style:font-weight-asian="normal" style:font-size-complex="20pt"/>
    </style:style>
    <style:style style:name="P34"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normal" officeooo:rsid="0025cabd" officeooo:paragraph-rsid="0025cabd" style:text-blinking="false" fo:background-color="#f2f2f2" style:font-name-asian="sans-serif" style:font-size-asian="17.5pt" style:font-style-asian="normal" style:font-weight-asian="normal" style:font-size-complex="20pt" style:font-weight-complex="normal"/>
    </style:style>
    <style:style style:name="P35" style:family="paragraph" style:parent-style-name="Standard">
      <style:text-properties fo:font-variant="normal" fo:text-transform="none" fo:color="#202122" style:text-line-through-style="none" style:text-line-through-type="none" style:font-name="monospace" fo:font-size="32pt" fo:letter-spacing="normal" fo:font-style="normal" style:text-underline-style="none" fo:font-weight="bold" officeooo:rsid="0025cabd" officeooo:paragraph-rsid="0025cabd" style:text-blinking="false" fo:background-color="#f2f2f2" style:font-name-asian="sans-serif" style:font-size-asian="32pt" style:font-style-asian="normal" style:font-weight-asian="bold" style:font-size-complex="32pt" style:font-weight-complex="bold"/>
    </style:style>
    <style:style style:name="P36" style:family="paragraph" style:parent-style-name="Standard">
      <style:text-properties fo:font-variant="normal" fo:text-transform="none" fo:color="#202122" style:text-line-through-style="none" style:text-line-through-type="none" style:font-name="Liberation Serif" fo:font-size="20pt" fo:letter-spacing="normal" fo:font-style="normal" style:text-underline-style="none" fo:font-weight="normal" officeooo:rsid="0025cabd" officeooo:paragraph-rsid="0025cabd" style:text-blinking="false" fo:background-color="#f2f2f2" style:font-name-asian="Liberation Serif" style:font-size-asian="20pt" style:font-style-asian="normal" style:font-weight-asian="normal" style:font-size-complex="20pt"/>
    </style:style>
    <style:style style:name="P37" style:family="paragraph" style:parent-style-name="Standard">
      <style:text-properties officeooo:paragraph-rsid="0025cabd"/>
    </style:style>
    <style:style style:name="P38" style:family="paragraph" style:parent-style-name="Text_20_body">
      <style:text-properties fo:font-size="24pt" officeooo:rsid="00186223" officeooo:paragraph-rsid="00186223" style:font-size-asian="21pt" style:font-size-complex="24pt"/>
    </style:style>
    <style:style style:name="P39" style:family="paragraph" style:parent-style-name="Text_20_body">
      <style:text-properties fo:font-size="24pt" officeooo:rsid="001e757e" officeooo:paragraph-rsid="001e757e" style:font-size-asian="21pt" style:font-size-complex="24pt"/>
    </style:style>
    <style:style style:name="P40" style:family="paragraph" style:parent-style-name="Text_20_body">
      <style:paragraph-properties fo:margin-left="0in" fo:margin-right="0in" fo:orphans="2" fo:widows="2" fo:text-indent="0in" style:auto-text-indent="false"/>
    </style:style>
    <style:style style:name="P41"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normal" officeooo:rsid="0025cabd" officeooo:paragraph-rsid="0025cabd" style:text-blinking="false" fo:background-color="#f2f2f2" style:font-name-asian="sans-serif" style:font-size-asian="17.5pt" style:font-style-asian="normal" style:font-weight-asian="normal" style:font-size-complex="20pt" style:font-weight-complex="normal"/>
    </style:style>
    <style:style style:name="P42"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normal" officeooo:rsid="002b09da" officeooo:paragraph-rsid="002b09da" style:text-blinking="false" fo:background-color="#f2f2f2" style:font-name-asian="sans-serif" style:font-size-asian="17.5pt" style:font-style-asian="normal" style:font-weight-asian="normal" style:font-size-complex="20pt" style:font-weight-complex="normal"/>
    </style:style>
    <style:style style:name="P43"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normal" officeooo:rsid="002f7afd" officeooo:paragraph-rsid="002f7afd" style:text-blinking="false" fo:background-color="#f2f2f2" style:font-name-asian="sans-serif" style:font-size-asian="17.5pt" style:font-style-asian="normal" style:font-weight-asian="normal" style:font-size-complex="20pt" style:font-weight-complex="normal"/>
    </style:style>
    <style:style style:name="P44" style:family="paragraph" style:parent-style-name="Standard">
      <style:text-properties fo:font-variant="normal" fo:text-transform="none" fo:color="#202122" style:text-line-through-style="none" style:text-line-through-type="none" style:font-name="monospace" fo:font-size="20pt" fo:letter-spacing="normal" fo:font-style="normal" style:text-underline-style="none" fo:font-weight="bold" officeooo:rsid="0025cabd" officeooo:paragraph-rsid="0025cabd" style:text-blinking="false" fo:background-color="#f2f2f2" style:font-name-asian="sans-serif" style:font-size-asian="17.5pt" style:font-style-asian="normal" style:font-weight-asian="bold" style:font-size-complex="20pt" style:font-weight-complex="bold"/>
    </style:style>
    <style:style style:name="P45" style:family="paragraph" style:parent-style-name="Standard">
      <style:text-properties fo:font-variant="normal" fo:text-transform="none" fo:color="#000000" style:text-line-through-style="none" style:text-line-through-type="none" style:font-name="Helvetica" fo:font-size="36pt" fo:letter-spacing="normal" fo:font-style="normal" style:text-underline-style="none" fo:font-weight="normal" officeooo:rsid="002f7afd" officeooo:paragraph-rsid="002f7afd" style:text-blinking="false" fo:background-color="#f2f2f2" style:font-name-asian="sans-serif" style:font-size-asian="17.5pt" style:font-style-asian="normal" style:font-weight-asian="normal" style:font-size-complex="20pt" style:font-weight-complex="normal"/>
    </style:style>
    <style:style style:name="P46"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02122" fo:letter-spacing="normal"/>
    </style:style>
    <style:style style:name="P47" style:family="paragraph" style:parent-style-name="Text_20_body" style:list-style-name="L1">
      <style:paragraph-properties fo:margin-top="0in" fo:margin-bottom="0in" loext:contextual-spacing="false" fo:orphans="2" fo:widows="2" fo:padding="0in" fo:border="none"/>
    </style:style>
    <style:style style:name="P48" style:family="paragraph" style:parent-style-name="Text_20_body" style:list-style-name="L1">
      <style:paragraph-properties fo:margin-top="0in" fo:margin-bottom="0in" loext:contextual-spacing="false" fo:orphans="2" fo:widows="2" fo:padding="0in" fo:border="none"/>
      <style:text-properties fo:font-variant="normal" fo:text-transform="none" fo:color="#202122" fo:letter-spacing="normal"/>
    </style:style>
    <style:style style:name="T1" style:family="text">
      <style:text-properties style:text-line-through-style="none" style:text-line-through-type="none" style:font-name="monospace" fo:font-style="normal" style:text-underline-style="none" fo:font-weight="normal" style:text-blinking="false" fo:background-color="#f2f2f2" loext:char-shading-value="0"/>
    </style:style>
    <style:style style:name="T2" style:family="text">
      <style:text-properties style:text-line-through-style="none" style:text-line-through-type="none" style:font-name="monospace" fo:font-style="normal" style:text-underline-style="none" fo:font-weight="normal" officeooo:rsid="0024c042" style:text-blinking="false" fo:background-color="#f2f2f2" loext:char-shading-value="0"/>
    </style:style>
    <style:style style:name="T3" style:family="text">
      <style:text-properties style:font-name="sans-serif" fo:font-size="11.25pt" fo:font-style="normal" fo:font-weight="normal"/>
    </style:style>
    <style:style style:name="T4" style:family="text">
      <style:text-properties style:font-name-asian="sans-serif" style:font-size-asian="11.25pt" style:font-style-asian="normal" style:font-weight-asian="normal"/>
    </style:style>
    <style:style style:name="T5" style:family="text">
      <style:text-properties fo:font-variant="normal" fo:text-transform="none" fo:color="#202122" style:font-name="sans-serif" fo:font-size="11.25pt" fo:letter-spacing="normal" fo:language="en" fo:country="US" fo:font-style="normal" fo:font-weight="bold"/>
    </style:style>
    <style:style style:name="T6" style:family="text">
      <style:text-properties fo:font-variant="normal" fo:text-transform="none" fo:color="#202122" style:font-name="sans-serif" fo:font-size="11.25pt" fo:letter-spacing="normal" fo:language="en" fo:country="US" fo:font-style="normal" fo:font-weight="normal"/>
    </style:style>
    <style:style style:name="T7" style:family="text">
      <style:text-properties fo:font-variant="normal" fo:text-transform="none" fo:color="#202122" style:font-name="sans-serif" fo:font-size="11.25pt" fo:letter-spacing="normal" fo:language="en" fo:country="US" fo:font-style="normal" fo:font-weight="normal" style:font-name-asian="sans-serif" style:font-size-asian="20pt" style:font-style-asian="normal" style:font-weight-asian="normal" style:font-size-complex="20pt"/>
    </style:style>
    <style:style style:name="T8" style:family="text">
      <style:text-properties fo:font-variant="normal" fo:text-transform="none" fo:color="#202122" style:font-name="sans-serif" fo:font-size="11.25pt" fo:letter-spacing="normal" fo:font-style="normal" fo:font-weight="normal"/>
    </style:style>
    <style:style style:name="T9" style:family="text">
      <style:text-properties fo:font-variant="normal" fo:text-transform="none" fo:color="#202122" style:font-name="sans-serif" fo:font-size="11.25pt" fo:letter-spacing="normal" fo:font-style="normal" fo:font-weight="normal" style:font-name-asian="sans-serif" style:font-size-asian="11.25pt" style:font-style-asian="normal" style:font-weight-asian="normal"/>
    </style:style>
    <style:style style:name="T10" style:family="text">
      <style:text-properties fo:font-variant="normal" fo:text-transform="none" fo:color="#202122" style:font-name="sans-serif" fo:font-size="11.25pt" fo:letter-spacing="normal" fo:font-style="normal" fo:font-weight="normal" officeooo:rsid="0019fdbd" style:font-name-asian="sans-serif" style:font-style-asian="normal" style:font-weight-asian="normal"/>
    </style:style>
    <style:style style:name="T11" style:family="text">
      <style:text-properties fo:font-variant="normal" fo:text-transform="none" fo:color="#202122" style:font-name="sans-serif" fo:font-size="11.25pt" fo:letter-spacing="normal" fo:font-style="normal" fo:font-weight="normal" officeooo:rsid="0019fdbd" style:font-name-asian="sans-serif" style:font-size-asian="20pt" style:font-style-asian="normal" style:font-weight-asian="normal" style:font-size-complex="20pt"/>
    </style:style>
    <style:style style:name="T12" style:family="text">
      <style:text-properties fo:font-variant="normal" fo:text-transform="none" fo:color="#202122" fo:letter-spacing="normal" style:font-name-asian="sans-serif" style:font-size-asian="11.25pt" style:font-style-asian="normal" style:font-weight-asian="bold"/>
    </style:style>
    <style:style style:name="T13" style:family="text">
      <style:text-properties fo:font-variant="normal" fo:text-transform="none" fo:color="#202122" fo:letter-spacing="normal" style:font-name-asian="sans-serif" style:font-size-asian="11.25pt" style:font-style-asian="normal" style:font-weight-asian="normal"/>
    </style:style>
    <style:style style:name="T14" style:family="text">
      <style:text-properties fo:font-variant="normal" fo:text-transform="none" fo:color="#202122" fo:letter-spacing="normal" officeooo:rsid="0019fdbd" style:font-name-asian="sans-serif" style:font-size-asian="11.25pt" style:font-style-asian="normal" style:font-weight-asian="normal"/>
    </style:style>
    <style:style style:name="T15" style:family="text">
      <style:text-properties fo:font-variant="normal" fo:text-transform="none" fo:color="#202122" style:text-line-through-style="none" style:text-line-through-type="none" style:font-name="monospace" fo:font-size="20pt" fo:letter-spacing="normal" fo:font-style="normal" style:text-underline-style="none" fo:font-weight="normal" style:text-blinking="false" fo:background-color="#f2f2f2" loext:char-shading-value="0" style:font-name-asian="sans-serif" style:font-size-asian="20pt" style:font-style-asian="normal" style:font-weight-asian="normal" style:font-size-complex="20pt"/>
    </style:style>
    <style:style style:name="T16" style:family="text">
      <style:text-properties fo:font-variant="normal" fo:text-transform="none" fo:color="#202122" style:text-line-through-style="none" style:text-line-through-type="none" style:font-name="monospace" fo:font-size="20pt" fo:letter-spacing="normal" fo:font-style="normal" style:text-underline-style="none" fo:font-weight="normal" officeooo:rsid="001fe3d3" style:text-blinking="false" fo:background-color="#f2f2f2" loext:char-shading-value="0" style:font-name-asian="sans-serif" style:font-size-asian="20pt" style:font-style-asian="normal" style:font-weight-asian="normal" style:font-size-complex="20pt"/>
    </style:style>
    <style:style style:name="T17" style:family="text">
      <style:text-properties fo:font-variant="normal" fo:text-transform="none" fo:color="#202122" style:text-line-through-style="none" style:text-line-through-type="none" style:font-name="monospace" fo:font-size="20pt" fo:letter-spacing="normal" fo:font-style="normal" style:text-underline-style="none" fo:font-weight="normal" officeooo:rsid="0025cabd" style:text-blinking="false" fo:background-color="#f2f2f2" loext:char-shading-value="0" style:font-name-asian="sans-serif" style:font-size-asian="20pt" style:font-style-asian="normal" style:font-weight-asian="normal" style:font-size-complex="20pt"/>
    </style:style>
    <style:style style:name="T18" style:family="text">
      <style:text-properties fo:font-variant="normal" fo:text-transform="none" fo:color="#202122" style:text-line-through-style="none" style:text-line-through-type="none" style:font-name="Liberation Serif" fo:font-size="20pt" fo:letter-spacing="normal" fo:font-style="normal" style:text-underline-style="none" fo:font-weight="normal" officeooo:rsid="0025cabd" style:text-blinking="false" fo:background-color="#f2f2f2" loext:char-shading-value="0" style:font-name-asian="Liberation Serif" style:font-size-asian="20pt" style:font-style-asian="normal" style:font-weight-asian="normal" style:font-size-complex="20pt"/>
    </style:style>
    <style:style style:name="T19" style:family="text">
      <style:text-properties fo:font-variant="normal" fo:text-transform="none" fo:color="#202122" fo:font-size="20pt" fo:letter-spacing="normal" style:font-name-asian="sans-serif" style:font-size-asian="20pt" style:font-style-asian="normal" style:font-weight-asian="normal" style:font-size-complex="20pt"/>
    </style:style>
    <style:style style:name="T20" style:family="text">
      <style:text-properties fo:font-variant="normal" fo:text-transform="none" fo:color="#202122" fo:font-size="20pt" fo:letter-spacing="normal" officeooo:rsid="0019b139" style:font-name-asian="sans-serif" style:font-size-asian="20pt" style:font-style-asian="normal" style:font-weight-asian="normal" style:font-size-complex="20pt"/>
    </style:style>
    <style:style style:name="T21" style:family="text">
      <style:text-properties fo:font-variant="normal" fo:text-transform="none" fo:color="#202122" fo:font-size="20pt" fo:letter-spacing="normal" officeooo:rsid="0019fdbd" style:font-name-asian="sans-serif" style:font-size-asian="20pt" style:font-style-asian="normal" style:font-weight-asian="normal" style:font-size-complex="20pt"/>
    </style:style>
    <style:style style:name="T22" style:family="text">
      <style:text-properties fo:font-variant="normal" fo:text-transform="none" fo:color="#202122" fo:font-size="20pt" fo:letter-spacing="normal" officeooo:rsid="001affa6" style:font-name-asian="sans-serif" style:font-size-asian="20pt" style:font-style-asian="normal" style:font-weight-asian="normal" style:font-size-complex="20pt"/>
    </style:style>
    <style:style style:name="T23" style:family="text">
      <style:text-properties fo:font-variant="normal" fo:text-transform="none" fo:color="#202122" fo:font-size="20pt" fo:letter-spacing="normal" style:font-name-asian="sans-serif" style:font-size-asian="11.25pt" style:font-style-asian="normal" style:font-weight-asian="normal" style:font-size-complex="20pt"/>
    </style:style>
    <style:style style:name="T24" style:family="text">
      <style:text-properties fo:font-variant="normal" fo:text-transform="none" fo:color="#202122" fo:font-size="20pt" fo:letter-spacing="normal" officeooo:rsid="0019fdbd" style:font-name-asian="sans-serif" style:font-size-asian="11.25pt" style:font-style-asian="normal" style:font-weight-asian="normal" style:font-size-complex="20pt"/>
    </style:style>
    <style:style style:name="T25" style:family="text">
      <style:text-properties fo:font-variant="normal" fo:text-transform="none" fo:color="#202122" fo:font-size="20pt" fo:letter-spacing="normal" style:font-name-asian="sans-serif" style:font-size-asian="11.25pt" style:font-style-asian="normal" style:font-weight-asian="bold" style:font-size-complex="20pt"/>
    </style:style>
    <style:style style:name="T26" style:family="text">
      <style:text-properties fo:font-variant="normal" fo:text-transform="none" fo:color="#0645ad" style:text-line-through-style="none" style:text-line-through-type="none" fo:letter-spacing="normal" style:text-underline-style="none" style:text-blinking="false" style:font-name-asian="sans-serif" style:font-size-asian="11.25pt" style:font-style-asian="normal" style:font-weight-asian="normal"/>
    </style:style>
    <style:style style:name="T27" style:family="text">
      <style:text-properties fo:font-variant="normal" fo:text-transform="none" fo:color="#0645ad" style:text-line-through-style="none" style:text-line-through-type="none" fo:letter-spacing="normal" style:text-underline-style="none" style:text-blinking="false" fo:background-color="#ffffff" loext:char-shading-value="0" style:font-name-asian="sans-serif" style:font-size-asian="11.25pt" style:font-style-asian="normal" style:font-weight-asian="normal"/>
    </style:style>
    <style:style style:name="T28" style:family="text">
      <style:text-properties fo:font-variant="normal" fo:text-transform="none" fo:color="#0645ad" style:text-line-through-style="none" style:text-line-through-type="none" fo:letter-spacing="normal" style:text-underline-style="none" officeooo:rsid="0019fdbd" style:text-blinking="false" fo:background-color="#ffffff" loext:char-shading-value="0" style:font-name-asian="sans-serif" style:font-size-asian="11.25pt" style:font-style-asian="normal" style:font-weight-asian="normal"/>
    </style:style>
    <style:style style:name="T29" style:family="text">
      <style:text-properties fo:font-variant="normal" fo:text-transform="none" fo:color="#0645ad" style:text-line-through-style="none" style:text-line-through-type="none" style:font-name="sans-serif" fo:font-size="11.25pt" fo:letter-spacing="normal" fo:font-style="normal" style:text-underline-style="none" fo:font-weight="normal" style:text-blinking="false" style:font-name-asian="sans-serif" style:font-size-asian="20pt" style:font-style-asian="normal" style:font-weight-asian="normal" style:font-size-complex="20pt"/>
    </style:style>
    <style:style style:name="T30" style:family="text">
      <style:text-properties fo:font-variant="normal" fo:text-transform="none" fo:color="#0645ad" style:text-line-through-style="none" style:text-line-through-type="none" style:font-name="sans-serif" fo:font-size="11.25pt" fo:letter-spacing="normal" fo:font-style="normal" style:text-underline-style="none" fo:font-weight="normal" officeooo:rsid="0019fdbd" style:text-blinking="false" fo:background-color="#ffffff" loext:char-shading-value="0" style:font-name-asian="sans-serif" style:font-style-asian="normal" style:font-weight-asian="normal"/>
    </style:style>
    <style:style style:name="T31" style:family="text">
      <style:text-properties fo:font-variant="normal" fo:text-transform="none" fo:color="#0645ad" style:text-line-through-style="none" style:text-line-through-type="none" style:font-name="sans-serif" fo:font-size="11.25pt" fo:letter-spacing="normal" fo:font-style="normal" style:text-underline-style="none" fo:font-weight="normal" officeooo:rsid="0019fdbd" style:text-blinking="false" fo:background-color="#ffffff" loext:char-shading-value="0" style:font-name-asian="sans-serif" style:font-size-asian="20pt" style:font-style-asian="normal" style:font-weight-asian="normal" style:font-size-complex="20pt"/>
    </style:style>
    <style:style style:name="T32" style:family="text">
      <style:text-properties fo:font-variant="normal" fo:text-transform="none" fo:color="#0645ad" style:text-line-through-style="none" style:text-line-through-type="none" fo:font-size="20pt" fo:letter-spacing="normal" style:text-underline-style="none" style:text-blinking="false" style:font-name-asian="sans-serif" style:font-size-asian="11.25pt" style:font-style-asian="normal" style:font-weight-asian="normal" style:font-size-complex="20pt"/>
    </style:style>
    <style:style style:name="T33" style:family="text">
      <style:text-properties fo:font-variant="normal" fo:text-transform="none" fo:color="#0645ad" style:text-line-through-style="none" style:text-line-through-type="none" fo:font-size="20pt" fo:letter-spacing="normal" style:text-underline-style="none" officeooo:rsid="0019fdbd" style:text-blinking="false" fo:background-color="#ffffff" loext:char-shading-value="0" style:font-name-asian="sans-serif" style:font-size-asian="11.25pt" style:font-style-asian="normal" style:font-weight-asian="normal" style:font-size-complex="20pt"/>
    </style:style>
    <style:style style:name="T34" style:family="text">
      <style:text-properties fo:font-variant="normal" fo:text-transform="none" fo:color="#3366bb" style:text-line-through-style="none" style:text-line-through-type="none" fo:font-size="20pt" fo:letter-spacing="normal" style:text-underline-style="none" officeooo:rsid="0019fdbd" style:text-blinking="false" fo:background-color="#ffffff" loext:char-shading-value="0" style:font-name-asian="sans-serif" style:font-size-asian="11.25pt" style:font-style-asian="normal" style:font-weight-asian="normal" style:font-size-complex="20pt" loext:padding="0in" loext:border="none"/>
    </style:style>
    <style:style style:name="T35" style:family="text">
      <style:text-properties fo:font-variant="normal" fo:text-transform="none" fo:color="#3366bb" style:text-line-through-style="none" style:text-line-through-type="none" style:font-name="sans-serif" fo:font-size="11.25pt" fo:letter-spacing="normal" fo:font-style="normal" style:text-underline-style="none" fo:font-weight="normal" officeooo:rsid="0019fdbd" style:text-blinking="false" fo:background-color="#ffffff" loext:char-shading-value="0" style:font-name-asian="sans-serif" style:font-size-asian="20pt" style:font-style-asian="normal" style:font-weight-asian="normal" style:font-size-complex="20pt" loext:padding="0in" loext:border="none"/>
    </style:style>
    <style:style style:name="T36" style:family="text">
      <style:text-properties fo:font-variant="normal" fo:text-transform="none" fo:color="#48484a" style:text-line-through-style="none" style:text-line-through-type="none" style:font-name="monospace" fo:font-size="11.25pt" fo:letter-spacing="normal" fo:font-style="normal" style:text-underline-style="none" fo:font-weight="normal" style:text-blinking="false" fo:background-color="#f2f2f2" loext:char-shading-value="0" style:font-name-asian="sans-serif" style:font-size-asian="20pt" style:font-style-asian="normal" style:font-weight-asian="normal" style:font-size-complex="20pt"/>
    </style:style>
    <style:style style:name="T37" style:family="text">
      <style:text-properties fo:font-variant="normal" fo:text-transform="none" fo:color="#48484a" style:text-line-through-style="none" style:text-line-through-type="none" style:font-name="monospace" fo:font-size="11.25pt" fo:letter-spacing="normal" fo:font-style="normal" style:text-underline-style="none" fo:font-weight="normal" officeooo:rsid="001fe3d3" style:text-blinking="false" fo:background-color="#f2f2f2" loext:char-shading-value="0" style:font-name-asian="sans-serif" style:font-size-asian="20pt" style:font-style-asian="normal" style:font-weight-asian="normal" style:font-size-complex="20pt"/>
    </style:style>
    <style:style style:name="T38" style:family="text">
      <style:text-properties fo:font-variant="normal" fo:text-transform="none" fo:color="#232629" style:text-line-through-style="none" style:text-line-through-type="none" style:font-name="var ff-mono" fo:letter-spacing="normal" fo:font-style="normal" style:text-underline-style="none" fo:font-weight="normal" style:text-blinking="false" fo:background-color="#f2f2f2" loext:char-shading-value="0" loext:padding="0in" loext:border="none"/>
    </style:style>
    <style:style style:name="T39" style:family="text">
      <style:text-properties fo:font-variant="normal" fo:text-transform="none" fo:color="#232629" style:text-line-through-style="none" style:text-line-through-type="none" style:font-name="monospace" fo:letter-spacing="normal" fo:font-style="normal" style:text-underline-style="none" fo:font-weight="normal" style:text-blinking="false" fo:background-color="#f2f2f2" loext:char-shading-value="0"/>
    </style:style>
    <style:style style:name="T40" style:family="text">
      <style:text-properties fo:font-variant="normal" fo:text-transform="none" fo:color="#232629" style:text-line-through-style="none" style:text-line-through-type="none" style:font-name="apple-system" fo:font-size="11.25pt" fo:letter-spacing="normal" fo:font-style="normal" style:text-underline-style="none" fo:font-weight="normal" style:text-blinking="false" fo:background-color="#f2f2f2" loext:char-shading-value="0"/>
    </style:style>
    <style:style style:name="T41" style:family="text">
      <style:text-properties fo:font-weight="bold" style:font-weight-asian="bold" style:font-weight-complex="bold"/>
    </style:style>
    <style:style style:name="T42" style:family="text">
      <style:text-properties officeooo:rsid="002eaf0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text:p>
      <text:p text:style-name="P1">1 企鵝希望的是一億個人，每個人充6元；</text:p>
      <text:p text:style-name="P1">充值界面貼臉技術；</text:p>
      <text:p text:style-name="P2">（界面的目的是為了服務於產品的目的的，產品的設計是為了服務於公司的盈利模式；為了大家都沖，所以首沖的性價比非常高；）</text:p>
      <text:p text:style-name="P1">網易是一萬個人，每個人充6萬；</text:p>
      <text:p text:style-name="P1">原神要的是要莫重克滿命，要莫白票0命；</text:p>
      <text:p text:style-name="P2">（不同的盈利方式都可以盈利，不論那種盈利方式，都是需要用戶基數的，所以用戶基數就是遊戲提供的樂趣，熱度，以及難易度等等的計算了）；</text:p>
      <text:p text:style-name="P2">（如何提高的遊戲的遊戲性呢？）</text:p>
      <text:p text:style-name="P2">（隨即，偶然中，伴隨着一定的遊戲難度等；）</text:p>
      <text:p text:style-name="P3">2</text:p>
      <text:p text:style-name="P3">（</text:p>
      <text:p text:style-name="P3">選中的話，可能：click,selected；</text:p>
      <text:p text:style-name="P3">一種是模擬click事件，但是click事件（dom中是click，而cesium中是pick）都是需要position的，而我不希望用到position，希望直接使用entity就好；</text:p>
      <text:p text:style-name="P3">所以另一個就是：selected，查找selected的時候，發現scene中沒有，但是viewer中有，就改好了；</text:p>
      <text:p text:style-name="P3">）</text:p>
      <text:p text:style-name="P4">3 視頻：</text:p>
      <text:p text:style-name="P4"><text:soft-page-break/>剪輯的時候，如果遇到需要過場的時候，兩個都在跑動，or 都在走動，可以通過一小段移動攝像頭的背景拍攝，來作為過場動畫；</text:p>
      <text:p text:style-name="P4"/>
      <text:p text:style-name="P5">4/7</text:p>
      <text:p text:style-name="P5">1 沉浸式體驗（如果能做到沉浸式體驗？）</text:p>
      <text:p text:style-name="P5"/>
      <text:p text:style-name="P6">4/20</text:p>
      <text:p text:style-name="P6">1 </text:p>
      <text:p text:style-name="P38"><text:span text:style-name="T12">地理資訊系統</text:span><text:span text:style-name="T13">（英語：</text:span><text:span text:style-name="T5">G</text:span><text:span text:style-name="T6">eographic </text:span><text:span text:style-name="T5">I</text:span><text:span text:style-name="T6">nformation </text:span><text:span text:style-name="T5">S</text:span><text:span text:style-name="T6">ystem</text:span><text:span text:style-name="T13">，</text:span><text:a xlink:type="simple" xlink:href="https://zh.wikipedia.org/wiki/縮寫" text:style-name="Internet_20_link" text:visited-style-name="Visited_20_Internet_20_Link"><text:span text:style-name="T26">縮寫</text:span></text:a><text:span text:style-name="T13">：</text:span><text:span text:style-name="T5">GIS</text:span><text:span text:style-name="T13">）是一門綜合性學科，結合</text:span><text:a xlink:type="simple" xlink:href="https://zh.wikipedia.org/wiki/地理学" text:style-name="Internet_20_link" text:visited-style-name="Visited_20_Internet_20_Link"><text:span text:style-name="T26">地理學</text:span></text:a><text:span text:style-name="T13">與</text:span><text:a xlink:type="simple" xlink:href="https://zh.wikipedia.org/wiki/地图学" text:style-name="Internet_20_link" text:visited-style-name="Visited_20_Internet_20_Link"><text:span text:style-name="T26">地圖學</text:span></text:a><text:span text:style-name="T13">，已經廣泛的應用在不同的領域，是用於輸入、儲存、查詢、分析和顯示</text:span><text:a xlink:type="simple" xlink:href="https://zh.wikipedia.org/wiki/地理" text:style-name="Internet_20_link" text:visited-style-name="Visited_20_Internet_20_Link"><text:span text:style-name="T26">地理</text:span></text:a><text:span text:style-name="T13">資料的</text:span><text:a xlink:type="simple" xlink:href="https://zh.wikipedia.org/wiki/计算机系统" text:style-name="Internet_20_link" text:visited-style-name="Visited_20_Internet_20_Link"><text:span text:style-name="T26">電腦系統</text:span></text:a><text:span text:style-name="T13">，可以分為以下五部分：</text:span></text:p>
      <text:list xml:id="list2269032302" text:style-name="L1">
        <text:list-item>
          <text:p text:style-name="P46"><text:span text:style-name="T4">人員，是</text:span><text:span text:style-name="T3">GIS</text:span><text:span text:style-name="T4">中最重要的組成部分。開發人員必須定義</text:span><text:span text:style-name="T3">GIS</text:span><text:span text:style-name="T4">中被執行的各種任務，開發處理程式。熟練的操作人員通常可以克服</text:span><text:span text:style-name="T3">GIS</text:span><text:span text:style-name="T4">軟體功能的不足，但是相反的情況就不成立。最好的軟體也無法彌補操作人員對</text:span><text:span text:style-name="T3">GIS</text:span><text:span text:style-name="T4">的一無所知所帶來的副作用。</text:span></text:p>
        </text:list-item>
        <text:list-item>
          <text:p text:style-name="P47"><text:a xlink:type="simple" xlink:href="https://zh.wikipedia.org/wiki/数据" text:style-name="Internet_20_link" text:visited-style-name="Visited_20_Internet_20_Link"><text:span text:style-name="T26">資料</text:span></text:a><text:span text:style-name="T13">，精確可用的資料可以影響到查詢和分析的結果。</text:span></text:p>
        </text:list-item>
        <text:list-item>
          <text:p text:style-name="P47"><text:a xlink:type="simple" xlink:href="https://zh.wikipedia.org/wiki/计算机硬件" text:style-name="Internet_20_link" text:visited-style-name="Visited_20_Internet_20_Link"><text:span text:style-name="T26">硬體</text:span></text:a><text:span text:style-name="T13">，硬體的效能影響到處理速度，使用是否方便及可能的輸出方式。</text:span></text:p>
        </text:list-item>
        <text:list-item>
          <text:p text:style-name="P47"><text:a xlink:type="simple" xlink:href="https://zh.wikipedia.org/wiki/软件" text:style-name="Internet_20_link" text:visited-style-name="Visited_20_Internet_20_Link"><text:span text:style-name="T26">軟體</text:span></text:a><text:span text:style-name="T13">，不僅包含</text:span><text:span text:style-name="T8">GIS</text:span><text:span text:style-name="T13">軟體，還包括各種</text:span><text:a xlink:type="simple" xlink:href="https://zh.wikipedia.org/wiki/資料庫" text:style-name="Internet_20_link" text:visited-style-name="Visited_20_Internet_20_Link"><text:span text:style-name="T26">資料庫</text:span></text:a><text:span text:style-name="T13">，繪圖、統計、影像處理及其它程式。</text:span></text:p>
        </text:list-item>
        <text:list-item>
          <text:p text:style-name="P48"><text:span text:style-name="T4">過程，</text:span><text:span text:style-name="T3">GIS</text:span><text:span text:style-name="T4">要求明確定義，一致的方法來生成正確的可驗證的結果。</text:span></text:p>
        </text:list-item>
      </text:list>
      <text:p text:style-name="P7">（</text:p>
      <text:p text:style-name="P7">目前我使用的是軟體的部分，進行繪圖和影響處理；</text:p>
      <text:p text:style-name="P7">硬體的部分，就是用perfamance進行分析，系統處理的時候，流暢程度；</text:p>
      <text:p text:style-name="P7">）</text:p>
      <text:p text:style-name="P6"><text:span text:style-name="T8">GIS</text:span><text:span text:style-name="T13">屬於</text:span><text:a xlink:type="simple" xlink:href="https://zh.wikipedia.org/wiki/信息系统" text:style-name="Internet_20_link" text:visited-style-name="Visited_20_Internet_20_Link"><text:span text:style-name="T27">資訊系統</text:span></text:a><text:span text:style-name="T13">的一類，不同在於它能運作和處理地理參照資料。地理參照資料描述地球表面（包括大氣層和較淺的地表下空間）空間要素的位置和屬性，在</text:span><text:span text:style-name="T8">GIS</text:span><text:span text:style-name="T13">中的兩種地理資料成分：空間資料，與空間要素幾何特性有關；屬性資料，提供空間要素的資訊。</text:span></text:p>
      <text:p text:style-name="P24"/>
      <text:p text:style-name="P38"><text:span text:style-name="T13">地理資訊系統（</text:span><text:span text:style-name="T9">GIS</text:span><text:span text:style-name="T13">）與</text:span><text:a xlink:type="simple" xlink:href="https://zh.wikipedia.org/wiki/全球定位系統" text:style-name="Internet_20_link" text:visited-style-name="Visited_20_Internet_20_Link"><text:span text:style-name="T26">全球定位系統</text:span></text:a><text:span text:style-name="T13">（</text:span><text:span text:style-name="T9">GPS</text:span><text:span text:style-name="T13">）、</text:span><text:a xlink:type="simple" xlink:href="https://zh.wikipedia.org/wiki/遙測" text:style-name="Internet_20_link" text:visited-style-name="Visited_20_Internet_20_Link"><text:span text:style-name="T26">遙測</text:span></text:a><text:span text:style-name="T13">（</text:span><text:span text:style-name="T9">RS</text:span><text:span text:style-name="T13">）合稱</text:span><text:span text:style-name="T9">3S</text:span><text:span text:style-name="T13">。</text:span></text:p>
      <text:p text:style-name="P40"><text:soft-page-break/><text:span text:style-name="T13">一個地理資訊系統是一種具有</text:span><text:a xlink:type="simple" xlink:href="https://zh.wikipedia.org/wiki/信息系统" text:style-name="Internet_20_link" text:visited-style-name="Visited_20_Internet_20_Link"><text:span text:style-name="T26">資訊系統</text:span></text:a><text:span text:style-name="T13">空間專業形式的</text:span><text:a xlink:type="simple" xlink:href="https://zh.wikipedia.org/wiki/数据管理" text:style-name="Internet_20_link" text:visited-style-name="Visited_20_Internet_20_Link"><text:span text:style-name="T26">資料管理</text:span></text:a><text:span text:style-name="T13">系統。在嚴格的意義上，這是一個具有集中、儲存、操作、和顯示地理參考資訊的</text:span><text:a xlink:type="simple" xlink:href="https://zh.wikipedia.org/wiki/计算机系统" text:style-name="Internet_20_link" text:visited-style-name="Visited_20_Internet_20_Link"><text:span text:style-name="T26">電腦系統</text:span></text:a><text:span text:style-name="T13">。例如，根據在</text:span><text:a xlink:type="simple" xlink:href="https://zh.wikipedia.org/wiki/数据库" text:style-name="Internet_20_link" text:visited-style-name="Visited_20_Internet_20_Link"><text:span text:style-name="T26">資料庫</text:span></text:a><text:span text:style-name="T13">中的位置對資料進行辨識。實習者通常也認為整個</text:span><text:span text:style-name="T8">GIS</text:span><text:span text:style-name="T13">系統包括操作人員以及輸入系統的資料。</text:span></text:p>
      <text:p text:style-name="P25">（</text:p>
      <text:p text:style-name="P25">GIS並非是指某個功能而已，而是一套系統，有資料收集和存儲，以及應用等；</text:p>
      <text:p text:style-name="P25">）</text:p>
      <text:p text:style-name="P25"/>
      <text:p text:style-name="P25">(</text:p>
      <text:p text:style-name="P18">系統圖分析：</text:p>
      <text:p text:style-name="P18">輸入：feature data;</text:p>
      <text:p text:style-name="P19">存儲，轉化：</text:p>
      <text:p text:style-name="P19">把feature data轉化為 </text:p>
      <text:p text:style-name="P19">WMS（world map system ）(maps); </text:p>
      <text:p text:style-name="P19">WFS(features);</text:p>
      <text:p text:style-name="P11"><text:span text:style-name="T20">GeoRss</text:span><text:span text:style-name="T21">(</text:span><text:span text:style-name="T10">GeoRSS</text:span><text:span text:style-name="T14">是一種可偵測、聚集、分享、並在地圖上標誌出</text:span><text:a xlink:type="simple" xlink:href="https://zh.wikipedia.org/wiki/RSS" text:style-name="Internet_20_link" text:visited-style-name="Visited_20_Internet_20_Link"><text:span text:style-name="T30">RSS</text:span></text:a><text:span text:style-name="T14">訊息來源中地理位置的格式規範，可應用在地理相關及地圖類軟體中。把這種能偵測出資訊中的地理位置的解碼器（</text:span><text:span text:style-name="T10">encodings</text:span><text:span text:style-name="T14">）建構在一般的</text:span><text:a xlink:type="simple" xlink:href="https://zh.wikipedia.org/wiki/模組" text:style-name="Internet_20_link" text:visited-style-name="Visited_20_Internet_20_Link"><text:span text:style-name="T28">模組</text:span></text:a><text:span text:style-name="T14">（</text:span><text:span text:style-name="T10">model</text:span><text:span text:style-name="T14">）中，便可不受處理器不同位階的限制，在更高階的處理器中運作，具有向上相容性（</text:span><text:span text:style-name="T10">upwards-compatibility</text:span><text:span text:style-name="T14">）。</text:span><text:span text:style-name="T21">)(摘要)；KML（</text:span><text:span text:style-name="T11">KML</text:span><text:span text:style-name="T24">全稱：</text:span><text:span text:style-name="T11">Keyhole Markup Language</text:span><text:span text:style-name="T24">，是基於</text:span><text:a xlink:type="simple" xlink:href="https://zh.wikipedia.org/wiki/XML" text:style-name="Internet_20_link" text:visited-style-name="Visited_20_Internet_20_Link"><text:span text:style-name="T31">XML</text:span></text:a><text:span text:style-name="T24">（</text:span><text:span text:style-name="T11">eXtensible Markup Language,</text:span><text:span text:style-name="T24">可擴展標記語言）語法標準的一種</text:span><text:a xlink:type="simple" xlink:href="https://zh.wikipedia.org/wiki/标记语言" text:style-name="Internet_20_link" text:visited-style-name="Visited_20_Internet_20_Link"><text:span text:style-name="T33">標記式語言</text:span></text:a><text:span text:style-name="T24">（</text:span><text:span text:style-name="T11">markup language</text:span><text:span text:style-name="T24">），採用標記結構，含有巢狀的元素和屬性。由</text:span><text:a xlink:type="simple" xlink:href="https://zh.wikipedia.org/wiki/Google" text:style-name="Internet_20_link" text:visited-style-name="Visited_20_Internet_20_Link"><text:span text:style-name="T31">Google</text:span></text:a><text:span text:style-name="T24">（</text:span><text:a xlink:type="simple" xlink:href="http://www.google.com/" text:style-name="Internet_20_link" text:visited-style-name="Visited_20_Internet_20_Link"><text:span text:style-name="T35">Google</text:span></text:a><text:span text:style-name="T24">（</text:span><text:a xlink:type="simple" xlink:href="https://web.archive.org/web/20050720082857/http://www.google.com/" text:style-name="Internet_20_link" text:visited-style-name="Visited_20_Internet_20_Link"><text:span text:style-name="T34">頁面存檔備份</text:span></text:a><text:span text:style-name="T24">，存於</text:span><text:a xlink:type="simple" xlink:href="https://zh.wikipedia.org/wiki/互联网档案馆" text:style-name="Internet_20_link" text:visited-style-name="Visited_20_Internet_20_Link"><text:span text:style-name="T33">網際網路檔案館</text:span></text:a><text:span text:style-name="T24">））旗下的</text:span><text:span text:style-name="T11">Keyhole</text:span><text:span text:style-name="T24">公司發展並維護，用來表達地理標記。根據</text:span><text:span text:style-name="T11">KML</text:span><text:span text:style-name="T24">語言編寫的檔案則為</text:span><text:span text:style-name="T11">KML</text:span><text:span text:style-name="T24">檔案，格式同樣採用的</text:span><text:span text:style-name="T11">XML</text:span><text:span text:style-name="T24">檔案格式，應用於</text:span><text:span text:style-name="T11">Google</text:span><text:span text:style-name="T24">地球相關軟體中（</text:span><text:span text:style-name="T11">Google Earth</text:span><text:span text:style-name="T24">，</text:span><text:span text:style-name="T11">Google Map, Google Maps for mobile...</text:span><text:span text:style-name="T24">），用於顯示地理資料（包括點、線、面、多邊形，多面體以及模型</text:span><text:span text:style-name="T11">...</text:span><text:span text:style-name="T24">）。而現在很多</text:span><text:span text:style-name="T11">GIS</text:span><text:span text:style-name="T24">相關企業也追隨</text:span><text:span text:style-name="T11">Google</text:span><text:span text:style-name="T24">開始採用此種格式進行地理資料的交換。</text:span><text:span text:style-name="T21">）（模仿xml的一種文檔格式）；</text:span></text:p>
      <text:p text:style-name="P20">WCS（coverages 覆蓋範圍）</text:p>
      <text:p text:style-name="P20"/>
      <text:p text:style-name="P20">其中目前接觸過的有：</text:p>
      <text:p text:style-name="P20">WMS（maps），KML（google earth）；</text:p>
      <text:p text:style-name="P20"/>
      <text:p text:style-name="P20"><text:soft-page-break/>對應這些服務（系統），衍生出的不同的視窗；對應這些視窗，衍生出不同的提供這些視窗的應用，比如提供kml視窗的google earth；</text:p>
      <text:p text:style-name="P12"><text:span text:style-name="T19">之前把我們的檔案轉成kml檔案的做法</text:span><text:span text:style-name="T22">，就是使用kml viewer的做法；</text:span></text:p>
      <text:p text:style-name="P20">可以說我們開發的web 3d演示也是一個視窗，是直接使用maps的視窗；</text:p>
      <text:p text:style-name="P21"/>
      <text:p text:style-name="P25">)</text:p>
      <text:p text:style-name="P25"/>
      <text:p text:style-name="P26">4/21</text:p>
      <text:p text:style-name="P8"><text:span text:style-name="T13">1 </text:span><text:span text:style-name="T19">通貨膨脹：需求》供給，引起通貨膨脹；</text:span></text:p>
      <text:p text:style-name="P22"/>
      <text:p text:style-name="P39"><text:span text:style-name="T25">通貨膨脹</text:span><text:span text:style-name="T23">（英語：</text:span><text:span text:style-name="T7">inflation</text:span><text:span text:style-name="T23">，簡稱</text:span><text:span text:style-name="T25">通膨</text:span><text:span text:style-name="T23">）本意為</text:span><text:a xlink:type="simple" xlink:href="https://zh.wikipedia.org/wiki/货币" text:style-name="Internet_20_link" text:visited-style-name="Visited_20_Internet_20_Link"><text:span text:style-name="T32">貨幣</text:span></text:a><text:span text:style-name="T23">流通數量增加，但也指整體</text:span><text:a xlink:type="simple" xlink:href="https://zh.wikipedia.org/wiki/物价" text:style-name="Internet_20_link" text:visited-style-name="Visited_20_Internet_20_Link"><text:span text:style-name="T32">物價</text:span></text:a><text:span text:style-name="T23">水準持續上漲，人們的</text:span><text:a xlink:type="simple" xlink:href="https://zh.wikipedia.org/wiki/購買力" text:style-name="Internet_20_link" text:visited-style-name="Visited_20_Internet_20_Link"><text:span text:style-name="T32">購買力</text:span></text:a><text:span text:style-name="T23">下降的經濟現象。「通貨」意指流通的貨幣，通貨膨脹原指貨幣發行數量上升，而物價上漲是因</text:span><text:a xlink:type="simple" xlink:href="https://zh.wikipedia.org/wiki/供給和需求" text:style-name="Internet_20_link" text:visited-style-name="Visited_20_Internet_20_Link"><text:span text:style-name="T32">需求量</text:span></text:a><text:span text:style-name="T23">增加或</text:span><text:a xlink:type="simple" xlink:href="https://zh.wikipedia.org/wiki/供給和需求" text:style-name="Internet_20_link" text:visited-style-name="Visited_20_Internet_20_Link"><text:span text:style-name="T32">供給量</text:span></text:a><text:span text:style-name="T23">減少，兩者關聯為</text:span><text:a xlink:type="simple" xlink:href="https://zh.wikipedia.org/wiki/货币创造" text:style-name="Internet_20_link" text:visited-style-name="Visited_20_Internet_20_Link"><text:span text:style-name="T32">貨幣發行數量上升</text:span></text:a><text:span text:style-name="T23">投入消費，「太多的貨幣追逐太少的</text:span><text:a xlink:type="simple" xlink:href="https://zh.wikipedia.org/wiki/商品" text:style-name="Internet_20_link" text:visited-style-name="Visited_20_Internet_20_Link"><text:span text:style-name="T32">財貨</text:span></text:a><text:span text:style-name="T23">」而使得物價上漲</text:span><text:bookmark text:name="cite_ref-1"/><text:a xlink:type="simple" xlink:href="https://zh.wikipedia.org/wiki/通货膨胀#cite_note-1" text:style-name="Internet_20_link" text:visited-style-name="Visited_20_Internet_20_Link"><text:span text:style-name="T29">[1]</text:span></text:a><text:span text:style-name="T23">，而現在人們經常直接使用「通貨膨脹」一詞來表示此種「物價持續上升」的現象。然而貨幣發行數量上升，不一定使物價上升，因為可能尚未投入消費，或是被更多的財貨（服務）生產或科技進步所抵消，而某些情況，比如說，若新發行的貨幣是流向生產端擴充產能，反而可能造成供過於求，物價反而會下跌</text:span><text:bookmark text:name="cite_ref-2"/><text:a xlink:type="simple" xlink:href="https://zh.wikipedia.org/wiki/通货膨胀#cite_note-2" text:style-name="Internet_20_link" text:visited-style-name="Visited_20_Internet_20_Link"><text:span text:style-name="T29">[2]</text:span></text:a><text:span text:style-name="T23">，形成貨幣發行數量增加但物價卻下跌，與常識相悖的經濟現象。相反的是</text:span><text:a xlink:type="simple" xlink:href="https://zh.wikipedia.org/wiki/通貨緊縮" text:style-name="Internet_20_link" text:visited-style-name="Visited_20_Internet_20_Link"><text:span text:style-name="T32">通貨緊縮</text:span></text:a><text:span text:style-name="T23">。</text:span></text:p>
      <text:p text:style-name="P40"><text:span text:style-name="T13">通貨膨脹與</text:span><text:a xlink:type="simple" xlink:href="https://zh.wikipedia.org/wiki/貨幣貶值" text:style-name="Internet_20_link" text:visited-style-name="Visited_20_Internet_20_Link"><text:span text:style-name="T26">貨幣貶值</text:span></text:a><text:span text:style-name="T13">不同，整體通貨膨脹為特定經濟體內之</text:span><text:a xlink:type="simple" xlink:href="https://zh.wikipedia.org/wiki/貨幣" text:style-name="Internet_20_link" text:visited-style-name="Visited_20_Internet_20_Link">貨幣</text:a><text:a xlink:type="simple" xlink:href="https://zh.wikipedia.org/wiki/購買力" text:style-name="Internet_20_link" text:visited-style-name="Visited_20_Internet_20_Link">購買力</text:a><text:span text:style-name="T13">的下降，而貨幣貶値為貨幣在不同經濟體之間相對價値的降低。前者影響此貨幣在國內市場上的價値，而後者影響此貨幣在國際市場上的價値，兩者之相關性為經濟學上的爭議之一。</text:span></text:p>
      <text:p text:style-name="P22">（比較實際的理解是物價上漲）</text:p>
      <text:p text:style-name="P22">林經理：這次上海和廣州，深圳的防疫就是為了抗通貨膨脹的，可以減少需求；</text:p>
      <text:p text:style-name="P22">（滿有道理的）</text:p>
      <text:p text:style-name="P22"/>
      <text:p text:style-name="P23"><text:soft-page-break/>4/26</text:p>
      <text:p text:style-name="P23">1 url其實就是一個網址，如果要查看是否可以用，直接使用browser進行打開就可以了；</text:p>
      <text:p text:style-name="P23"/>
      <text:p text:style-name="P15">2 如何使用open weather map的api；</text:p>
      <text:p text:style-name="P15"/>
      <text:p text:style-name="P15">step1：先測試自己的key是否是可用的：</text:p>
      <text:p text:style-name="P9"><text:a xlink:type="simple" xlink:href="https://web.stanford.edu/group/csp/cs22/using-an-api.pdf" text:style-name="Internet_20_link" text:visited-style-name="Visited_20_Internet_20_Link"><text:span text:style-name="T19">https://web.stanford.edu/group/csp/cs22/using-an-api.pdf</text:span></text:a></text:p>
      <text:p text:style-name="P15">把其中的連接的key改為自己的；</text:p>
      <text:p text:style-name="P15"/>
      <text:p text:style-name="P15">step2：要使用的api的正確調用格式（required 的參數需要添好）；</text:p>
      <text:p text:style-name="P15"/>
      <text:p text:style-name="P13"><text:span text:style-name="T37">api.openweathermap.org/data/2.5/forecast/daily?lat=35&amp;lon=139&amp;cnt=10&amp;appid=</text:span><text:span text:style-name="T16">da6170ee8455a85fb5a409ad27b479b2</text:span></text:p>
      <text:p text:style-name="P27"/>
      <text:p text:style-name="P10"><text:span text:style-name="T36">http://api.openweathermap.org/geo/1.0/direct?q=London&amp;limit=5&amp;appid=</text:span><text:span text:style-name="T15">da6170ee8455a85fb5a409ad27b479b2</text:span></text:p>
      <text:p text:style-name="P27"/>
      <text:p text:style-name="P9"><text:a xlink:type="simple" xlink:href="https://api.openweathermap.org/data/2.5/find?q=Palo+Alto&amp;units=imperial&amp;type=accurate&amp;mode=xml&amp;APPID=da6170ee8455a85fb5a409ad27b479b2" text:style-name="Internet_20_link" text:visited-style-name="Visited_20_Internet_20_Link"><text:span text:style-name="T15">https://api.openweathermap.org/data/2.5/find?q=Palo+Alto&amp;units=imperial&amp;type=accurate&amp;mode=xml&amp;APPID=da6170ee8455a85fb5a409ad27b479b2</text:span></text:a></text:p>
      <text:p text:style-name="P28"/>
      <text:p text:style-name="P28">在smallmap中試用一下；</text:p>
      <text:p text:style-name="P28"/>
      <text:p text:style-name="P14"><text:soft-page-break/><text:a xlink:type="simple" xlink:href="https://openweathermap.org/api/weathermaps" text:style-name="Internet_20_link" text:visited-style-name="Visited_20_Internet_20_Link"><text:span text:style-name="T1">https://openweathermap.org/api/weathermaps</text:span></text:a></text:p>
      <text:p text:style-name="P29"/>
      <text:p text:style-name="P29">找到了這個是可以用的；在小地圖中使用了；</text:p>
      <text:p text:style-name="P29"/>
      <text:p text:style-name="P16"><text:span text:style-name="T1">step</text:span><text:span text:style-name="T2">3：由於目前的風速度的設定太過簡單，看看能不能找到有更多豐富設定的風速api；</text:span></text:p>
      <text:p text:style-name="P30"/>
      <text:p text:style-name="P31">3 做好管理，要先做好翻譯工作：</text:p>
      <text:p text:style-name="P31">第一次翻譯：把上面的戰略翻譯成目標；這個戰略對於部門以及對於自己是意味着什麼？</text:p>
      <text:p text:style-name="P31">第二次翻譯：把目標翻譯成行動：告訴下屬要做什麼，先做什麼，再做什麼等等；</text:p>
      <text:p text:style-name="P31"/>
      <text:p text:style-name="P17"><text:span text:style-name="T2">4/</text:span><text:span text:style-name="T1">27</text:span></text:p>
      <text:p text:style-name="P32">1 在研究怎麼record屏幕，並進行下載的時候，了解到：</text:p>
      <text:p text:style-name="P36">普通的element 是html element；</text:p>
      <text:p text:style-name="P37"><text:span text:style-name="T18">特別的element有media element；（</text:span><text:span text:style-name="T17">再其中有</text:span><text:span text:style-name="Source_20_Text"><text:span text:style-name="T38">HTMLMediaElement</text:span></text:span><text:span text:style-name="T39"> </text:span><text:span text:style-name="T40">is the base class for </text:span><text:span text:style-name="Source_20_Text"><text:span text:style-name="T38">HTMLAudioElement</text:span></text:span><text:span text:style-name="T39"> </text:span><text:span text:style-name="T40">and </text:span><text:span text:style-name="Source_20_Text"><text:span text:style-name="T38">HTMLVideoElement</text:span></text:span><text:span text:style-name="T39"> </text:span><text:span text:style-name="T40">so if you want to check for a specific type of media, you can also do that using the </text:span><text:span text:style-name="Source_20_Text"><text:span text:style-name="T38">instanceof</text:span></text:span><text:span text:style-name="T39"> </text:span><text:span text:style-name="T40">the respective mentioned types.</text:span><text:span text:style-name="T17">）</text:span></text:p>
      <text:p text:style-name="P32"/>
      <text:p text:style-name="P32">３讀書《代碼大全》</text:p>
      <text:p text:style-name="P32">什麼是隱喻？</text:p>
      <text:p text:style-name="P32">重大发现往往是从类比中产生的。通过把一个你所陌生的事物与你所熟知的事物比较，你</text:p>
      <text:p text:style-name="P32"><text:soft-page-break/>会对它有进一步的认识，从而形成你对它的独到的深刻理解，这种隐喻方法被称之为“模型化”。</text:p>
      <text:p text:style-name="P32">在科学发展史上，充满了利用类比而产生的发现。</text:p>
      <text:p text:style-name="P32">（模型化，和我理解的抽象化是類似的概念，為了建立對於客觀事物的認知，需要進行抽象化；比如一個系統，通過對方的介紹，能夠立刻了解系統的模塊和優缺點等等，這些部分雖然說明的人可能會說，但是對於了解的人，只有立刻抽象成自己的模型後，才能夠理解，並進行快速的學習和使用，甚至優化擴展等等；比如我們說道一個視頻播放器：會立刻想到一個窗口，然後左下角有一個按鈕，這個按鈕可以‘播放’‘暫停’等，這樣一個模型就可以立刻抽象出來，進行功能設計了）；</text:p>
      <text:p text:style-name="P32"/>
      <text:p text:style-name="P32">‘模塊化設計’中的‘信息隱蔽’，是什麼？</text:p>
      <text:p text:style-name="P33">（可能是指，提供外的接口，但是內部實現是隱藏的；）</text:p>
      <text:p text:style-name="P32">以下是一些适合使用模块的域：</text:p>
      <text:p text:style-name="P33">輸入與輸出（函數常常這樣），</text:p>
      <text:p text:style-name="P33">用户接口（界面or工具類），</text:p>
      <text:p text:style-name="P33">對硬體or操作系統有依賴的部分（會需要處理二進制等，這些都需要隱藏，改動之後會很難發現），</text:p>
      <text:p text:style-name="P33">操作系统依赖部分。把对操作系统有依赖的部分放入模块的原因与把对硬件有依赖部分放</text:p>
      <text:p text:style-name="P33">入模块的原因是相同的。如果你正在编写一个在 Microsoft Windows 下运行的软件，为什么要把</text:p>
      <text:p text:style-name="P33"><text:soft-page-break/>它局限于 Windows 环境下呢？你完全可以把对 Windows 的调用放在一个 Windows 接口模块中。</text:p>
      <text:p text:style-name="P33">如果以后想把程序移植到 Macintosh 或者 OS/2 环境下，你所要做的只是改动一下接口模块而已。</text:p>
      <text:p text:style-name="P33">（不同平台的軟體的話，就需要設計一個接口類，與系統相關的部分，都需要通過這個接口類，進行轉化：比如變量int的長度，比如使用一些api的時候，名稱不一樣，還有頭文件不一樣等等；函數名不一樣的話，就都需要轉成自己的函數名；相當於一個adapter；這個在開發pc軟體的時候才需要注意，如果只是開發前端的話，並不會有差別；）</text:p>
      <text:p text:style-name="P33"><text:span text:style-name="T41">数据管理</text:span>。应把数据管理部分放入模块中，让其中的子程序去与那些杂乱的实现细节打交道。而让模块外的子程序用抽象的方式与数据打交道，这种方式应该尽可能避免实际处理问题，如果你认为将数据管理模块化是将其放入一个单独模块中，那你就错了。通常，每一种主要的抽象数据类型，都需要一个单独的模块来管理。</text:p>
      <text:p text:style-name="P33">（處理不同模塊之間，進行溝通的信號的時候，需要單獨管理，但是這裡所指的自定義的數據，需要每個進行單獨管理，確實是一個更有深度的想法；）</text:p>
      <text:p text:style-name="P32">可再使用的代码；（函數和工具類都是）</text:p>
      <text:p text:style-name="P32"><text:span text:style-name="T41">可能发生变动的相互联系的操作</text:span>。应该在那些可能发生变动的操作周围修建一道隔墙。这事实上是容错原则的一种，因为这样可以避免局部的变动影响到程序的其余部分。（思考怎麼做這個？這裡的變動的含義是哪一個？<text:soft-page-break/>一個含義是因為user的使用而會發生變動，另一個含義是因為需求的變動而發生變動；前者的話，是需要提前設計好可能的操作的情況，並進行封裝和處理的；如果是後者的話，就是設計到軟件的可擴展性了，所以是更深層次的部分，這個要設計就需要對於業務有很多的了解才可以；）</text:p>
      <text:p text:style-name="P32"><text:span text:style-name="T41">互相联系的操作</text:span>。最后，应把互相联系的操作放到一起。在绝大多数情况下，都可以发现把看起来互相联系的子程序和数据放在一起的更强的组织原则。在无法隐蔽信息的情况下，比如共享数据或计划增强灵活性时，仍然可以把成组操作放在一起，比如，三角函数、统计函数、</text:p>
      <text:p text:style-name="P32">字符串操作子程序、图像子程序等。通过精心地成组放置相关操作，还可以在下一个项目中重新使用它。（互相關聯，有共同的抽象的部分的事物放在一起；但是這裡的問題是怎麼設計範圍？設計太小了容易雜亂，設計太大了，又不便於使用，效能也比較差；）</text:p>
      <text:p text:style-name="P32"/>
      <text:p text:style-name="P35">往返设计？</text:p>
      <text:p text:style-name="P34">通过组合使用主要设计方法来扬长避短是完全可能的。每种设计方法都只是程序员工具箱中的一件工具，不同的工具适合不同的工作，你将从研究所有方法的启发中获益无穷。（綜合使用不同設計方法進行設計）；</text:p>
      <text:p text:style-name="P34">你可能会有这样的体验：当你编写程序快结束时，你非常希望能有机会再重新编写一次，因为在编写过程中你对问题又有了更深的理解。（這個就像是復盤一樣，不要因為已經完成了任<text:soft-page-break/>務就完成了，為了能夠成長，需要進行復盤，如果我當初怎麼做就會更好，這樣下次再進行系統設計的時候，就會update了；）</text:p>
      <text:p text:style-name="P44">复杂数据类型</text:p>
      <text:p text:style-name="P44">阶梯存取</text:p>
      <text:p text:style-name="P34">另一种表存取方法是阶梯法。这种存取方法不如变址法直接，但要比变址法节约空间。阶梯法的主要思想是如图 12－5 所示的阶梯结构，其核心是表中的入口对数据范围而不是对不同数据点有效的。例如你正在编写一个评分程序，"B" 入口的取值范围可以是从 77.5%到 90%。下面是一些你可能遇到的评分范围：</text:p>
      <text:p text:style-name="P34">≥90％</text:p>
      <text:p text:style-name="P34">A</text:p>
      <text:p text:style-name="P34">&lt; 90.0％</text:p>
      <text:p text:style-name="P34">B</text:p>
      <text:p text:style-name="P34">&lt; 77.5％</text:p>
      <text:p text:style-name="P34">C</text:p>
      <text:p text:style-name="P34">&lt; 65.0％</text:p>
      <text:p text:style-name="P34">D</text:p>
      <text:p text:style-name="P34">&lt; 50.0％</text:p>
      <text:p text:style-name="P34">F</text:p>
      <text:p text:style-name="P34">（這個數據的存儲方法思路很好，但是不知道怎麼使用？）</text:p>
      <text:p text:style-name="P44">抽象数据类型</text:p>
      <text:p text:style-name="P34">抽象数据类型是由数据及对数据的操作组成的。这些操作既向程序的其余部分描述了数据，也允许程序其余部分改变它所描述的数据。在“抽象数据类型”中的数据指的是广义的数据。抽象数据类型可能是图形窗口及影响该窗口的操作，也可能是一个文件及对文件的操作。（比如一個文件，可以有對這個文<text:soft-page-break/>件的各種操作；現在設計的像array，map等都是抽象的數據類型；自定義的類也是；）</text:p>
      <text:p text:style-name="P34"/>
      <text:p text:style-name="P44">与顺序无关的程序语句</text:p>
      <text:p text:style-name="P34">可能有这种情形，即代码中某些语句或程序块的先后顺序并不重要，一个语句并不依赖于或说逻辑上从属于另一些语句，但实实在在的情况是，次序是影响可读性、性能、维护性的。而且当语句执行顺序的依赖关系不存在时，可用下面的准则来组织这些语句或程序块的顺序。指导原则是“接近原则”，使相关操作组织在一起。使代码能由上读到下，使变量存活时间尽可能短；（比如讀寫的功能就是與順序無關的，但是最好寫在相近的地方，便於查找；）</text:p>
      <text:p text:style-name="P34"/>
      <text:p text:style-name="P44">集成方法</text:p>
      <text:p text:style-name="P34">一个好的集成能给你带来以下益处：</text:p>
      <text:p text:style-name="P34">· 易于诊断错误</text:p>
      <text:p text:style-name="P34">· 更少的错误</text:p>
      <text:p text:style-name="P34">· 少量连接框架</text:p>
      <text:p text:style-name="P34">· 在短期内形成首次可工作系统</text:p>
      <text:p text:style-name="P34">· 短期的全面开发计划</text:p>
      <text:p text:style-name="P34">· 良好的用户关系</text:p>
      <text:p text:style-name="P34">· 增强信心</text:p>
      <text:p text:style-name="P34">· 增加工程完成的机会</text:p>
      <text:p text:style-name="P34">· 更可靠的预测计划</text:p>
      <text:p text:style-name="P34">· 更准确地了解工程情况</text:p>
      <text:p text:style-name="P34">· 提高代码质量</text:p>
      <text:p text:style-name="P34">· 减少文件</text:p>
      <text:p text:style-name="P34"/>
      <text:p text:style-name="P44"><text:soft-page-break/>分段集成</text:p>
      <text:p text:style-name="P34">直到前几年，分段集成还是一个规范方法，它按如下设计好的步骤进行。</text:p>
      <text:p text:style-name="P34">1． 设计、编程、检查和调试。这个步骤叫“单元开发”。</text:p>
      <text:p text:style-name="P34">2． 将各程序合并成一个非常大的系统，这叫“系统集成”。</text:p>
      <text:p text:style-name="P34">3． 检查和设计整个系统。这叫做“系统再集成”。</text:p>
      <text:p text:style-name="P34"/>
      <text:p text:style-name="P34">许多<text:span text:style-name="T41">良好的编程风格</text:span>的目的是减少你大脑的负担，以下是一些例子：</text:p>
      <text:p text:style-name="P34">“分解”一个系统的目的是为了使其更为简单易懂。人们往往易于理解几条简单的信息而不是一条复杂的信息。所有软件设计方法的目的是将复杂的问题分解为简单的几部分，不论你是否使用结构化、自顶向下或是面向对象的设计，以上目标都相同。进行评审、检查和测试是弥补人的错误的一种方法，评审方法部份源于“无错编程”，如果你没有任何错误，你就用不看评审你的软件，但是当你知道自己的能力是有限时，你就应和别人讨论以提高你的软件质量。将子程序编短一些有助于减少你的工作量。你根据问题而不是计算机科学术语编写程序并使用尽可能高级的抽象思维，有助于减少你的工作量。使用各种交谈方式可将你从编程的死胡同中解放出来。</text:p>
      <text:p text:style-name="P34"/>
      <text:p text:style-name="P34"><text:span text:style-name="T41">编程生涯成熟的部分标志</text:span>是不折不挠地坚持诚实，诚实通常表现在以下几个方面：</text:p>
      <text:p text:style-name="P34">不假装你是一个编程能手</text:p>
      <text:p text:style-name="P34">乐于承认自己的错误</text:p>
      <text:p text:style-name="P34">力图理解编译器警告信息而不是对其置之不理</text:p>
      <text:p text:style-name="P34">对你的程序有一个清晰的了解，而不是进行编译看其是否有错</text:p>
      <text:p text:style-name="P34">提供实际状态报告</text:p>
      <text:p text:style-name="P34"><text:soft-page-break/>提供实际方案评估，在你的上司面前坚持自己的意见</text:p>
      <text:p text:style-name="P34">绝大多数高水平程序员喜欢使自己程序的可读性强，并抽出充足的时间这样作。虽然只有一些人能坚持到底，而且其中一些人还是高水平的代码编写者对开发中<text:span text:style-name="T41">程序员级别</text:span>的了解，有助于解释什么地方适合于此原则：</text:p>
      <text:p text:style-name="P34">级别 1：初学者</text:p>
      <text:p text:style-name="P34">初学者是能使用一种语言基本能力的程序员，这样的人能够使用子程序、循环、条件语句和其它许多语言特征。</text:p>
      <text:p text:style-name="P34">级别 2：中间者</text:p>
      <text:p text:style-name="P34">中间级程序员有使用多种语言的能力，并且至少非常熟悉某一种语言。</text:p>
      <text:p text:style-name="P34">级别 3：专家</text:p>
      <text:p text:style-name="P34">编程专家对其语言或环境或对这二者有着很深的造诣，这种级别的程序员对公司有价值的，而且有些程序员往往就停留在这个水平上。</text:p>
      <text:p text:style-name="P34">级别 4：大师</text:p>
      <text:p text:style-name="P34">大师有着专家那样的专业知识，并能意识到编程只是 15％和计算机交流，其余 85％是和人打交道。一般程序员只有 30％的时间甚至更少。大师所编写的代码与其说是给计算机看倒不如说是给人看的。真正的大师级程序员所编写的代码是十分清晰易懂的，而且他们注意建立有关文档。他们也不想浪费其精力去重建本来用一句注释就能说清楚的代码段的逻辑结构。</text:p>
      <text:p text:style-name="P34"/>
      <text:p text:style-name="P44">减少复杂性的方法</text:p>
      <text:p text:style-name="P34">在软件结构级上，问题的复杂性可以通过将<text:span text:style-name="T41">系统分成子系统</text:span>而得到降低。<text:span text:style-name="T41">子程序越独立</text:span>，复杂性就越得以降低。你应仔细定义模块，这样你才能在某一时间集中于某一件事情，而将代</text:p>
      <text:p text:style-name="P34"><text:soft-page-break/>码组装成目标有许多好处。使用全局数据是有害的，因为它可以削弱某一时刻你集中于某事的能力。使用相同的标记符对模块数据是无害的，因为它不会使你的注意力分开。如果你所设计的子系统间有全局变量共享或粗糙定义的接口，其结果是冲淡了因将系统分成许多子系统所带来的好处。复杂性应可通过好的设计得到最大程度的降低。降低复杂性也是促使代码质量提高的动机；</text:p>
      <text:p text:style-name="P34"/>
      <text:p text:style-name="P34">你之所以编写可读的代码是为了帮助别人阅读你的代码，<text:span text:style-name="T41">可读性</text:span>对程序的以下几个方面有着积极的影响：</text:p>
      <text:p text:style-name="P34">· 可理解性</text:p>
      <text:p text:style-name="P34">· 可检查性</text:p>
      <text:p text:style-name="P34">· 错误率</text:p>
      <text:p text:style-name="P34">· 调试</text:p>
      <text:p text:style-name="P34">· 可修改性</text:p>
      <text:p text:style-name="P34">· 开发时间—一受以上各种因素的影响</text:p>
      <text:p text:style-name="P34">· 外部质量——受以上各种因素的影响</text:p>
      <text:p text:style-name="P42"/>
      <text:p text:style-name="P42">總體感想：</text:p>
      <text:p text:style-name="P42"/>
      <text:p text:style-name="P42"><text:span text:style-name="T42">1</text:span>好的代碼是像字典一樣好用的（傻瓜式操作）：</text:p>
      <text:p text:style-name="P42">提高代碼的可讀性，系統的糾錯方便，可擴展等，這些都是對一個開發者來說是原則性的問題；試想，如果系統有幾萬行代碼，靠自己的眼睛和記憶力是根本找不到bug的；這時候就需要提前設計好，就像是說明書一樣，非常簡介，就像字典一樣，有明確的順序和目錄；這樣才好翻找；</text:p>
      <text:p text:style-name="P42"><text:span text:style-name="T42">2</text:span>專家如何成為大師？</text:p>
      <text:p text:style-name="P42"><text:soft-page-break/>專家的大部分時間是用來寫代碼，而大師的大部分時間是用來與人溝通的；也就是說，喜歡溝通，並不斷提升自己的溝通能力，並使用這個能力幫助到團隊，把自己的系統設計的能力，更多的投入在服務團隊上面，而不是寫代碼上面，這樣就能夠往大師發展了；從擅長寫代碼，到擅長協助別人寫代碼；</text:p>
      <text:p text:style-name="P42"/>
      <text:p text:style-name="P42"/>
      <text:p text:style-name="P42">4/28</text:p>
      <text:p text:style-name="P42">1 douyin ‘一凡攝影’（要然對方看到效果，效果是最好用來震撼用戶的；一開始不用講解原理，只需要講解步驟，然後立刻展示效果，這樣就可以立刻引起好奇；當好奇心累積到一定臨界點的時候；就可以通過深入來讓對方理解和記住了；）</text:p>
      <text:p text:style-name="P42"/>
      <text:p text:style-name="P43">4/30</text:p>
      <text:p text:style-name="P43">1 關於web中使用ui和功能的思考：</text:p>
      <text:p text:style-name="P43">思路1：比如某個功能，需要加一個button，可以一起包在一個類裡面；</text:p>
      <text:p text:style-name="P43">思路2：ui相關的全部包在一個類厘米，功能相關的再另外寫一個類；這個是我使用qt寫為pc軟件的時候常用的方式；這個方案的好處是把ui相關的全部集中起來了；</text:p>
      <text:p text:style-name="P43"/>
      <text:p text:style-name="P43">兩個思路的對比：</text:p>
      <text:p text:style-name="P43">思路1：優點是ui和功能全部包裹起來了，缺點是每次設計ui的時候都需要重新寫css等等，而且事件調用的時候，如果是內部實現的話，又會牽扯到this指針無法被識別的問題；</text:p>
      <text:p text:style-name="P43"/>
      <text:p text:style-name="P43">思路2：優點是ui和功能分開，缺點是一個功能的改動可能牽扯到兩個類，如果牽扯到ui的部分，還要專門改ui；</text:p>
      <text:p text:style-name="P43"><text:soft-page-break/></text:p>
      <text:p text:style-name="P43">總結：之前都是用思路1，現在改用思路2；</text:p>
      <text:p text:style-name="P43"/>
      <text:p text:style-name="P43">ui模塊設計：</text:p>
      <text:p text:style-name="P45">addButton(id,style,callback)</text:p>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style:font-face style:name="Lohit Devanagari1" svg:font-family="'Lohit Devanagari'"/>
    <style:font-face style:name="apple-system" svg:font-family="apple-system, BlinkMacSystemFont, 'Segoe UI Adjusted', 'Segoe UI', 'Liberation Sans', sans-serif"/>
    <style:font-face style:name="monospace" svg:font-family="monospace"/>
    <style:font-face style:name="sans-serif" svg:font-family="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09:33:14.128531858</meta:creation-date>
    <dc:date>2022-05-03T12:20:31.488829896</dc:date>
    <meta:editing-duration>PT19H12M8S</meta:editing-duration>
    <meta:editing-cycles>4</meta:editing-cycles>
    <meta:generator>LibreOffice/6.4.7.2$Linux_X86_64 LibreOffice_project/40$Build-2</meta:generator>
    <meta:document-statistic meta:table-count="0" meta:image-count="0" meta:object-count="0" meta:page-count="16" meta:paragraph-count="189" meta:word-count="6853" meta:character-count="8254" meta:non-whitespace-character-count="8127"/>
  </office:meta>
</office:document-meta>
</file>